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sub>
          <mi>m</mi>
          <mrow>
            <mi mathvariant="normal">ℓ</mi>
            <mo stretchy="false">=</mo>
            <mi mathvariant="normal">μ</mi>
          </mrow>
        </msub>
        <mo stretchy="false">≈</mo>
        <mn>0.1</mn>
      </mrow>
      <mi mathvariant="italic">GeV</mi>
    </mrow>
    <annotation encoding="StarMath 5.0">m_{%ell = %mu} approx 0.1 GeV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21:23:55.081640221</meta:creation-date>
    <meta:generator>LibreOffice/4.2.7.2$Linux_X86_64 LibreOffice_project/420m0$Build-2</meta:generator>
  </office:meta>
</office:document-meta>
</file>